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4.4pt" svg:height="220.62pt" svg:x="2.32pt" svg:y="120.5pt">
            <draw:object draw:notify-on-update-of-ranges="Sheet1.G3:Sheet1.G8 Sheet1.B3:Sheet1.B8 Sheet1.D3:Sheet1.D8 Sheet1.F3:Sheet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4.4pt" svg:height="220.62pt" svg:x="0pt" svg:y="481.15pt">
            <draw:object draw:notify-on-update-of-ranges="Sheet1.G30:Sheet1.G36 Sheet1.B30:Sheet1.B36 Sheet1.D30:Sheet1.D36 Sheet1.F30:Sheet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4.4pt" svg:height="220.62pt" svg:x="0.77pt" svg:y="845.57pt">
            <draw:object draw:notify-on-update-of-ranges="Sheet1.G59:Sheet1.G64 Sheet1.B59:Sheet1.B65 Sheet1.D59:Sheet1.D64 Sheet1.F59:Sheet1.F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scending</text:p>
          </table:table-cell>
          <table:table-cell/>
          <table:table-cell office:value-type="string" calcext:value-type="string">
            <text:p>Descending</text:p>
          </table:table-cell>
          <table:table-cell/>
          <table:table-cell office:value-type="string" calcext:value-type="string">
            <text:p>Ran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p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94e-06s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2.6382e-05s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3.2561e-05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36e-06s</text:p>
          </table:table-cell>
          <table:table-cell office:value-type="float" office:value="124750" calcext:value-type="float">
            <text:p>124750</text:p>
          </table:table-cell>
          <table:table-cell office:value-type="string" calcext:value-type="string">
            <text:p>0.000623599s</text:p>
          </table:table-cell>
          <table:table-cell office:value-type="float" office:value="60331" calcext:value-type="float">
            <text:p>60331</text:p>
          </table:table-cell>
          <table:table-cell office:value-type="string" calcext:value-type="string">
            <text:p>0.000549081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94e-06s</text:p>
          </table:table-cell>
          <table:table-cell office:value-type="float" office:value="498501" calcext:value-type="float">
            <text:p>498501</text:p>
          </table:table-cell>
          <table:table-cell office:value-type="string" calcext:value-type="string">
            <text:p>0.00242082s</text:p>
          </table:table-cell>
          <table:table-cell office:value-type="float" office:value="255260" calcext:value-type="float">
            <text:p>255260</text:p>
          </table:table-cell>
          <table:table-cell office:value-type="string" calcext:value-type="string">
            <text:p>0.00232045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27e-05s</text:p>
          </table:table-cell>
          <table:table-cell office:value-type="float" office:value="12492501" calcext:value-type="float">
            <text:p>12492501</text:p>
          </table:table-cell>
          <table:table-cell office:value-type="string" calcext:value-type="string">
            <text:p>0.0616877s</text:p>
          </table:table-cell>
          <table:table-cell office:value-type="float" office:value="6157250" calcext:value-type="float">
            <text:p>6157250</text:p>
          </table:table-cell>
          <table:table-cell office:value-type="string" calcext:value-type="string">
            <text:p>0.0656874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11e-05s</text:p>
          </table:table-cell>
          <table:table-cell office:value-type="float" office:value="49985001" calcext:value-type="float">
            <text:p>49985001</text:p>
          </table:table-cell>
          <table:table-cell office:value-type="string" calcext:value-type="string">
            <text:p>0.256514s</text:p>
          </table:table-cell>
          <table:table-cell office:value-type="float" office:value="24851024" calcext:value-type="float">
            <text:p>24851024</text:p>
          </table:table-cell>
          <table:table-cell office:value-type="string" calcext:value-type="string">
            <text:p>0.309561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15727s</text:p>
          </table:table-cell>
          <table:table-cell office:value-type="float" office:value="1249925001" calcext:value-type="float">
            <text:p>1249925001</text:p>
          </table:table-cell>
          <table:table-cell office:value-type="string" calcext:value-type="string">
            <text:p>6.35424s</text:p>
          </table:table-cell>
          <table:table-cell office:value-type="float" office:value="621925147" calcext:value-type="float">
            <text:p>621925147</text:p>
          </table:table-cell>
          <table:table-cell office:value-type="string" calcext:value-type="string">
            <text:p>8.14562s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88928s</text:p>
          </table:table-cell>
          <table:table-cell office:value-type="string" calcext:value-type="string">
            <text:p>704882705??</text:p>
          </table:table-cell>
          <table:table-cell office:value-type="string" calcext:value-type="string">
            <text:p>25.4615s</text:p>
          </table:table-cell>
          <table:table-cell office:value-type="string" calcext:value-type="string">
            <text:p>-1797640180??</text:p>
          </table:table-cell>
          <table:table-cell office:value-type="string" calcext:value-type="string">
            <text:p>33.2308s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1296e-05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1771e-05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5481e-05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000258838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000224405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000244036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0.000911384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0.000899386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0.0010924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0.0240718s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0.0237964s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0.024419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0.0965881s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0.0947354s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0.099107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49998" calcext:value-type="float">
            <text:p>49998</text:p>
          </table:table-cell>
          <table:table-cell office:value-type="string" calcext:value-type="string">
            <text:p>2.4597s</text:p>
          </table:table-cell>
          <table:table-cell office:value-type="float" office:value="49998" calcext:value-type="float">
            <text:p>49998</text:p>
          </table:table-cell>
          <table:table-cell office:value-type="string" calcext:value-type="string">
            <text:p>2.31464s</text:p>
          </table:table-cell>
          <table:table-cell office:value-type="float" office:value="49998" calcext:value-type="float">
            <text:p>49998</text:p>
          </table:table-cell>
          <table:table-cell office:value-type="string" calcext:value-type="string">
            <text:p>2.40435s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9.50328s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9.03739s</text:p>
          </table:table-cell>
          <table:table-cell office:value-type="float" office:value="99998" calcext:value-type="float">
            <text:p>99998</text:p>
          </table:table-cell>
          <table:table-cell office:value-type="string" calcext:value-type="string">
            <text:p>9.47141s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87e-06s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1.8908e-05s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1.2101e-05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92e-06s</text:p>
          </table:table-cell>
          <table:table-cell office:value-type="float" office:value="124750" calcext:value-type="float">
            <text:p>124750</text:p>
          </table:table-cell>
          <table:table-cell office:value-type="string" calcext:value-type="string">
            <text:p>0.000370003s</text:p>
          </table:table-cell>
          <table:table-cell office:value-type="float" office:value="62006" calcext:value-type="float">
            <text:p>62006</text:p>
          </table:table-cell>
          <table:table-cell office:value-type="string" calcext:value-type="string">
            <text:p>0.000239864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79e-06s</text:p>
          </table:table-cell>
          <table:table-cell office:value-type="float" office:value="498501" calcext:value-type="float">
            <text:p>498501</text:p>
          </table:table-cell>
          <table:table-cell office:value-type="string" calcext:value-type="string">
            <text:p>0.00207522s</text:p>
          </table:table-cell>
          <table:table-cell office:value-type="float" office:value="247963" calcext:value-type="float">
            <text:p>247963</text:p>
          </table:table-cell>
          <table:table-cell office:value-type="string" calcext:value-type="string">
            <text:p>0.000766486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966e-05s</text:p>
          </table:table-cell>
          <table:table-cell office:value-type="float" office:value="12492501" calcext:value-type="float">
            <text:p>12492501</text:p>
          </table:table-cell>
          <table:table-cell office:value-type="string" calcext:value-type="string">
            <text:p>0.0400084s</text:p>
          </table:table-cell>
          <table:table-cell office:value-type="float" office:value="6287110" calcext:value-type="float">
            <text:p>6287110</text:p>
          </table:table-cell>
          <table:table-cell office:value-type="string" calcext:value-type="string">
            <text:p>0.0196871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319e-05s</text:p>
          </table:table-cell>
          <table:table-cell office:value-type="float" office:value="49985001" calcext:value-type="float">
            <text:p>49985001</text:p>
          </table:table-cell>
          <table:table-cell office:value-type="string" calcext:value-type="string">
            <text:p>0.158132s</text:p>
          </table:table-cell>
          <table:table-cell office:value-type="float" office:value="24803624" calcext:value-type="float">
            <text:p>24803624</text:p>
          </table:table-cell>
          <table:table-cell office:value-type="string" calcext:value-type="string">
            <text:p>0.0814071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23127s</text:p>
          </table:table-cell>
          <table:table-cell office:value-type="float" office:value="1249925001" calcext:value-type="float">
            <text:p>1249925001</text:p>
          </table:table-cell>
          <table:table-cell office:value-type="string" calcext:value-type="string">
            <text:p>4.12037s</text:p>
          </table:table-cell>
          <table:table-cell office:value-type="float" office:value="622937428" calcext:value-type="float">
            <text:p>622937428</text:p>
          </table:table-cell>
          <table:table-cell office:value-type="string" calcext:value-type="string">
            <text:p>2.03975s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273s</text:p>
          </table:table-cell>
          <table:table-cell office:value-type="string" calcext:value-type="string">
            <text:p>704882705??</text:p>
          </table:table-cell>
          <table:table-cell office:value-type="string" calcext:value-type="string">
            <text:p>16.3252s</text:p>
          </table:table-cell>
          <table:table-cell office:value-type="string" calcext:value-type="string">
            <text:p>-1794175836??</text:p>
          </table:table-cell>
          <table:table-cell office:value-type="string" calcext:value-type="string">
            <text:p>8.27755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14:55.123853423</meta:creation-date>
    <dc:date>2020-02-06T01:19:07.475065450</dc:date>
    <meta:editing-duration>PT2H10M59S</meta:editing-duration>
    <meta:editing-cycles>3</meta:editing-cycles>
    <meta:generator>LibreOffice/6.0.6.1$Linux_X86_64 LibreOffice_project/00$Build-1</meta:generator>
    <meta:document-statistic meta:table-count="1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column-mapping="2 0 1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F3:Sheet1.G8 Sheet1.B3:Sheet1.B8 Sheet1.D3:Sheet1.D8" chart:data-source-has-labels="column" svg:x="1.246cm" svg:y="0.155cm" svg:width="10.317cm" svg:height="6.493cm">
          <chartooo:coordinate-region svg:x="3.164cm" svg:y="0.155cm" svg:width="8.074cm" svg:height="4.248cm"/>
          <chart:axis chart:dimension="x" chart:name="primary-x" chart:style-name="ch4" chartooo:axis-type="text">
            <chart:title svg:x="5.99cm" svg:y="6.803cm" chart:style-name="ch5">
              <text:p>Time</text:p>
            </chart:title>
            <chart:categories table:cell-range-address="Sheet1.G3:Sheet1.G8"/>
          </chart:axis>
          <chart:axis chart:dimension="y" chart:name="primary-y" chart:style-name="ch4">
            <chart:title svg:x="0.451cm" svg:y="3.948cm" chart:style-name="ch6">
              <text:p>Swaps</text:p>
            </chart:title>
            <chart:grid chart:style-name="ch7" chart:class="major"/>
          </chart:axis>
          <chart:series chart:style-name="ch8" chart:values-cell-range-address="Sheet1.B3:Sheet1.B8" chart:class="chart:line">
            <chart:data-point chart:repeated="6"/>
          </chart:series>
          <chart:series chart:style-name="ch9" chart:values-cell-range-address="Sheet1.D3:Sheet1.D8" chart:class="chart:line">
            <chart:data-point chart:repeated="6"/>
          </chart:series>
          <chart:series chart:style-name="ch10" chart:values-cell-range-address="Sheet1.F3:Sheet1.F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3.2561e-05s</text:p>
                <draw:g>
                  <svg:desc>Sheet1.G3:Sheet1.G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4950">
                <text:p>4950</text:p>
                <draw:g>
                  <svg:desc>Sheet1.D3:Sheet1.D8</svg:desc>
                </draw:g>
              </table:table-cell>
              <table:table-cell office:value-type="float" office:value="2461">
                <text:p>2461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0.000549081s</text:p>
              </table:table-cell>
              <table:table-cell office:value-type="float" office:value="0">
                <text:p>0</text:p>
              </table:table-cell>
              <table:table-cell office:value-type="float" office:value="124750">
                <text:p>124750</text:p>
              </table:table-cell>
              <table:table-cell office:value-type="float" office:value="60331">
                <text:p>60331</text:p>
              </table:table-cell>
            </table:table-row>
            <table:table-row>
              <table:table-cell office:value-type="string">
                <text:p>0.00232045s</text:p>
              </table:table-cell>
              <table:table-cell office:value-type="float" office:value="0">
                <text:p>0</text:p>
              </table:table-cell>
              <table:table-cell office:value-type="float" office:value="498501">
                <text:p>498501</text:p>
              </table:table-cell>
              <table:table-cell office:value-type="float" office:value="255260">
                <text:p>255260</text:p>
              </table:table-cell>
            </table:table-row>
            <table:table-row>
              <table:table-cell office:value-type="string">
                <text:p>0.0656874s</text:p>
              </table:table-cell>
              <table:table-cell office:value-type="float" office:value="0">
                <text:p>0</text:p>
              </table:table-cell>
              <table:table-cell office:value-type="float" office:value="12492501">
                <text:p>12492501</text:p>
              </table:table-cell>
              <table:table-cell office:value-type="float" office:value="6157250">
                <text:p>6157250</text:p>
              </table:table-cell>
            </table:table-row>
            <table:table-row>
              <table:table-cell office:value-type="string">
                <text:p>0.309561s</text:p>
              </table:table-cell>
              <table:table-cell office:value-type="float" office:value="0">
                <text:p>0</text:p>
              </table:table-cell>
              <table:table-cell office:value-type="float" office:value="49985001">
                <text:p>49985001</text:p>
              </table:table-cell>
              <table:table-cell office:value-type="float" office:value="24851024">
                <text:p>24851024</text:p>
              </table:table-cell>
            </table:table-row>
            <table:table-row>
              <table:table-cell office:value-type="string">
                <text:p>8.14562s</text:p>
              </table:table-cell>
              <table:table-cell office:value-type="float" office:value="0">
                <text:p>0</text:p>
              </table:table-cell>
              <table:table-cell office:value-type="float" office:value="1249925001">
                <text:p>1249925001</text:p>
              </table:table-cell>
              <table:table-cell office:value-type="float" office:value="621925147">
                <text:p>621925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column-mapping="2 0 1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F30:Sheet1.G36 Sheet1.B30:Sheet1.B36 Sheet1.D30:Sheet1.D36" chart:data-source-has-labels="column" svg:x="1.246cm" svg:y="0.155cm" svg:width="10.317cm" svg:height="6.493cm">
          <chartooo:coordinate-region svg:x="2.423cm" svg:y="0.155cm" svg:width="8.706cm" svg:height="4.248cm"/>
          <chart:axis chart:dimension="x" chart:name="primary-x" chart:style-name="ch4" chartooo:axis-type="text">
            <chart:title svg:x="5.99cm" svg:y="6.803cm" chart:style-name="ch5">
              <text:p>Time</text:p>
            </chart:title>
            <chart:categories table:cell-range-address="Sheet1.G30:Sheet1.G36"/>
          </chart:axis>
          <chart:axis chart:dimension="y" chart:name="primary-y" chart:style-name="ch4">
            <chart:title svg:x="0.451cm" svg:y="3.948cm" chart:style-name="ch6">
              <text:p>Swaps</text:p>
            </chart:title>
            <chart:grid chart:style-name="ch7" chart:class="major"/>
          </chart:axis>
          <chart:series chart:style-name="ch8" chart:values-cell-range-address="Sheet1.B30:Sheet1.B36" chart:class="chart:line">
            <chart:data-point chart:repeated="7"/>
          </chart:series>
          <chart:series chart:style-name="ch9" chart:values-cell-range-address="Sheet1.D30:Sheet1.D36" chart:class="chart:line">
            <chart:data-point chart:repeated="7"/>
          </chart:series>
          <chart:series chart:style-name="ch10" chart:values-cell-range-address="Sheet1.F30:Sheet1.F36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.5481e-05s</text:p>
                <draw:g>
                  <svg:desc>Sheet1.G30:Sheet1.G36</svg:desc>
                </draw:g>
              </table:table-cell>
              <table:table-cell office:value-type="float" office:value="99">
                <text:p>99</text:p>
                <draw:g>
                  <svg:desc>Sheet1.B30:Sheet1.B36</svg:desc>
                </draw:g>
              </table:table-cell>
              <table:table-cell office:value-type="float" office:value="99">
                <text:p>99</text:p>
                <draw:g>
                  <svg:desc>Sheet1.D30:Sheet1.D36</svg:desc>
                </draw:g>
              </table:table-cell>
              <table:table-cell office:value-type="float" office:value="99">
                <text:p>99</text:p>
                <draw:g>
                  <svg:desc>Sheet1.F30:Sheet1.F36</svg:desc>
                </draw:g>
              </table:table-cell>
            </table:table-row>
            <table:table-row>
              <table:table-cell office:value-type="string">
                <text:p>0.000244036s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0.0010924s</text:p>
              </table:table-cell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0.024419s</text:p>
              </table:table-cell>
              <table:table-cell office:value-type="float" office:value="4998">
                <text:p>4998</text:p>
              </table:table-cell>
              <table:table-cell office:value-type="float" office:value="4998">
                <text:p>499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0.099107s</text:p>
              </table:table-cell>
              <table:table-cell office:value-type="float" office:value="9998">
                <text:p>9998</text:p>
              </table:table-cell>
              <table:table-cell office:value-type="float" office:value="9998">
                <text:p>999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2.40435s</text:p>
              </table:table-cell>
              <table:table-cell office:value-type="float" office:value="49998">
                <text:p>49998</text:p>
              </table:table-cell>
              <table:table-cell office:value-type="float" office:value="49998">
                <text:p>49998</text:p>
              </table:table-cell>
              <table:table-cell office:value-type="float" office:value="49998">
                <text:p>49998</text:p>
              </table:table-cell>
            </table:table-row>
            <table:table-row>
              <table:table-cell office:value-type="string">
                <text:p>9.47141s</text:p>
              </table:table-cell>
              <table:table-cell office:value-type="float" office:value="99998">
                <text:p>99998</text:p>
              </table:table-cell>
              <table:table-cell office:value-type="float" office:value="99998">
                <text:p>99998</text:p>
              </table:table-cell>
              <table:table-cell office:value-type="float" office:value="99998">
                <text:p>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F59:Sheet1.G64 Sheet1.B59:Sheet1.B65 Sheet1.D59:Sheet1.D64" chart:data-source-has-labels="column" svg:x="1.246cm" svg:y="0.155cm" svg:width="10.317cm" svg:height="6.493cm">
          <chartooo:coordinate-region svg:x="3.349cm" svg:y="0.155cm" svg:width="8.214cm" svg:height="4.248cm"/>
          <chart:axis chart:dimension="x" chart:name="primary-x" chart:style-name="ch4" chartooo:axis-type="text">
            <chart:title svg:x="5.99cm" svg:y="6.803cm" chart:style-name="ch5">
              <text:p>Time</text:p>
            </chart:title>
            <chart:categories table:cell-range-address="Sheet1.G59:Sheet1.G64"/>
          </chart:axis>
          <chart:axis chart:dimension="y" chart:name="primary-y" chart:style-name="ch4">
            <chart:title svg:x="0.451cm" svg:y="3.948cm" chart:style-name="ch6">
              <text:p>Swaps</text:p>
            </chart:title>
            <chart:grid chart:style-name="ch7" chart:class="major"/>
          </chart:axis>
          <chart:series chart:style-name="ch8" chart:values-cell-range-address="Sheet1.B59:Sheet1.B65" chart:class="chart:line">
            <chart:data-point chart:repeated="7"/>
          </chart:series>
          <chart:series chart:style-name="ch9" chart:values-cell-range-address="Sheet1.D59:Sheet1.D64" chart:class="chart:line">
            <chart:data-point chart:repeated="6"/>
          </chart:series>
          <chart:series chart:style-name="ch10" chart:values-cell-range-address="Sheet1.F59:Sheet1.F6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.2101e-05s</text:p>
                <draw:g>
                  <svg:desc>Sheet1.G59:Sheet1.G64</svg:desc>
                </draw:g>
              </table:table-cell>
              <table:table-cell office:value-type="float" office:value="0">
                <text:p>0</text:p>
                <draw:g>
                  <svg:desc>Sheet1.B59:Sheet1.B65</svg:desc>
                </draw:g>
              </table:table-cell>
              <table:table-cell office:value-type="float" office:value="4950">
                <text:p>4950</text:p>
                <draw:g>
                  <svg:desc>Sheet1.D59:Sheet1.D64</svg:desc>
                </draw:g>
              </table:table-cell>
              <table:table-cell office:value-type="float" office:value="2414">
                <text:p>2414</text:p>
                <draw:g>
                  <svg:desc>Sheet1.F59:Sheet1.F64</svg:desc>
                </draw:g>
              </table:table-cell>
            </table:table-row>
            <table:table-row>
              <table:table-cell office:value-type="string">
                <text:p>0.000239864s</text:p>
              </table:table-cell>
              <table:table-cell office:value-type="float" office:value="0">
                <text:p>0</text:p>
              </table:table-cell>
              <table:table-cell office:value-type="float" office:value="124750">
                <text:p>124750</text:p>
              </table:table-cell>
              <table:table-cell office:value-type="float" office:value="62006">
                <text:p>62006</text:p>
              </table:table-cell>
            </table:table-row>
            <table:table-row>
              <table:table-cell office:value-type="string">
                <text:p>0.000766486s</text:p>
              </table:table-cell>
              <table:table-cell office:value-type="float" office:value="0">
                <text:p>0</text:p>
              </table:table-cell>
              <table:table-cell office:value-type="float" office:value="498501">
                <text:p>498501</text:p>
              </table:table-cell>
              <table:table-cell office:value-type="float" office:value="247963">
                <text:p>247963</text:p>
              </table:table-cell>
            </table:table-row>
            <table:table-row>
              <table:table-cell office:value-type="string">
                <text:p>0.0196871s</text:p>
              </table:table-cell>
              <table:table-cell office:value-type="float" office:value="0">
                <text:p>0</text:p>
              </table:table-cell>
              <table:table-cell office:value-type="float" office:value="12492501">
                <text:p>12492501</text:p>
              </table:table-cell>
              <table:table-cell office:value-type="float" office:value="6287110">
                <text:p>6287110</text:p>
              </table:table-cell>
            </table:table-row>
            <table:table-row>
              <table:table-cell office:value-type="string">
                <text:p>0.0814071s</text:p>
              </table:table-cell>
              <table:table-cell office:value-type="float" office:value="0">
                <text:p>0</text:p>
              </table:table-cell>
              <table:table-cell office:value-type="float" office:value="49985001">
                <text:p>49985001</text:p>
              </table:table-cell>
              <table:table-cell office:value-type="float" office:value="24803624">
                <text:p>24803624</text:p>
              </table:table-cell>
            </table:table-row>
            <table:table-row>
              <table:table-cell office:value-type="string">
                <text:p>2.03975s</text:p>
              </table:table-cell>
              <table:table-cell office:value-type="float" office:value="0">
                <text:p>0</text:p>
              </table:table-cell>
              <table:table-cell office:value-type="float" office:value="1249925001">
                <text:p>1249925001</text:p>
              </table:table-cell>
              <table:table-cell office:value-type="float" office:value="622937428">
                <text:p>6229374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